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9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0" style:family="table-cell" style:parent-style-name="Default" style:data-style-name="N0">
      <style:text-properties fo:color="#800080"/>
      <style:map style:condition="cell-content()=y" style:apply-style-name="Good" style:base-cell-address="Sheet1.C2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volution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MB_Convolution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Convolution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Angle</text:p>
          </table:table-cell>
          <table:table-cell table:style-name="ce7" office:value-type="string" calcext:value-type="string">
            <text:p>⟨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e</text:p>
          </table:table-cell>
          <table:table-cell office:value-type="string" calcext:value-type="string">
            <text:p>{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Angle</text:p>
          </table:table-cell>
          <table:table-cell table:style-name="ce7" office:value-type="string" calcext:value-type="string">
            <text:p>⟪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Bracket</text:p>
          </table:table-cell>
          <table:table-cell table:style-name="ce7" office:value-type="string" calcext:value-type="string">
            <text:p>⟦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Grouping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Convolution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7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Sheet1.C2:Sheet1.C2">
            <calcext:condition calcext:apply-style-name="Good" calcext:value="=y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1:39:11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18T21:39:29.461000000</dc:date>
    <meta:editing-cycles>178</meta:editing-cycles>
    <meta:editing-duration>PT9H31S</meta:editing-duration>
    <meta:document-statistic meta:table-count="1" meta:cell-count="615" meta:object-count="0"/>
    <meta:user-defined meta:name="qrichtext">1</meta:user-defined>
  </office:meta>
</office:document-meta>
</file>